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="solid" draw:fill-color="#eeeeee" draw:opacity="100%" draw:textarea-horizontal-align="justify" draw:textarea-vertical-align="middle" draw:auto-grow-height="false" fo:min-height="3.15cm" fo:min-width="11cm"/>
    </style:style>
    <style:style style:name="gr2" style:family="graphic" style:parent-style-name="standard">
      <style:graphic-properties svg:stroke-color="#3465a4" draw:fill="solid" draw:fill-color="#eeeeee" draw:opacity="100%" draw:textarea-horizontal-align="justify" draw:textarea-vertical-align="middle" draw:auto-grow-height="false" fo:min-height="2.75cm" fo:min-width="23.1cm"/>
    </style:style>
    <style:style style:name="gr3" style:family="graphic" style:parent-style-name="standard">
      <style:graphic-properties draw:textarea-horizontal-align="justify" draw:textarea-vertical-align="middle" draw:auto-grow-height="false" fo:min-height="1.45cm" fo:min-width="3.8cm"/>
    </style:style>
    <style:style style:name="gr4" style:family="graphic" style:parent-style-name="standard">
      <style:graphic-properties draw:fill-color="#ff972f" draw:textarea-horizontal-align="justify" draw:textarea-vertical-align="middle" draw:auto-grow-height="false" fo:min-height="1.45cm" fo:min-width="3.8cm"/>
    </style:style>
    <style:style style:name="gr5" style:family="graphic" style:parent-style-name="standard">
      <style:graphic-properties draw:fill-color="#ffff6d" draw:textarea-horizontal-align="justify" draw:textarea-vertical-align="middle" draw:auto-grow-height="false" fo:min-height="1.45cm" fo:min-width="3.8cm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4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79cm"/>
    </style:style>
    <style:style style:name="gr8" style:family="graphic" style:parent-style-name="standard">
      <style:graphic-properties svg:stroke-color="#3465a4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45cm" fo:min-width="4.5cm"/>
    </style:style>
    <style:style style:name="gr10" style:family="graphic" style:parent-style-name="standard">
      <style:graphic-properties draw:textarea-horizontal-align="justify" draw:textarea-vertical-align="middle" draw:auto-grow-height="false" fo:min-height="1.55cm" fo:min-width="4.5cm"/>
    </style:style>
    <style:style style:name="gr11" style:family="graphic" style:parent-style-name="standard">
      <style:graphic-properties draw:fill-color="#ff972f" draw:textarea-horizontal-align="justify" draw:textarea-vertical-align="middle" draw:auto-grow-height="false" fo:min-height="1.35cm" fo:min-width="3.8cm"/>
    </style:style>
    <style:style style:name="gr12" style:family="graphic" style:parent-style-name="standard">
      <style:graphic-properties draw:fill-color="#81d41a" draw:textarea-horizontal-align="justify" draw:textarea-vertical-align="middle" draw:auto-grow-height="false" fo:min-height="1.45cm" fo:min-width="5.4cm"/>
    </style:style>
    <style:style style:name="gr13" style:family="graphic" style:parent-style-name="standard">
      <style:graphic-properties svg:stroke-color="#3465a4" draw:textarea-horizontal-align="justify" draw:textarea-vertical-align="middle" draw:auto-grow-height="false" fo:min-height="0.6cm" fo:min-width="0.35cm"/>
    </style:style>
    <style:style style:name="gr14" style:family="graphic" style:parent-style-name="standard">
      <style:graphic-properties svg:stroke-color="#3465a4" draw:fill-color="#81d41a" draw:opacity="51%" draw:textarea-horizontal-align="justify" draw:textarea-vertical-align="middle" draw:auto-grow-height="false" fo:min-height="0.6cm" fo:min-width="0.35cm"/>
    </style:style>
    <style:style style:name="gr15" style:family="graphic" style:parent-style-name="standard">
      <style:graphic-properties svg:stroke-color="#3465a4" draw:fill-color="#ff972f" draw:textarea-horizontal-align="justify" draw:textarea-vertical-align="middle" draw:auto-grow-height="false" fo:min-height="0.6cm" fo:min-width="0.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12cm" fo:min-width="0cm"/>
    </style:style>
    <style:style style:name="gr18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1.45cm" fo:min-width="6.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1" style:family="graphic" style:parent-style-name="standard">
      <style:graphic-properties draw:textarea-vertical-align="middle"/>
    </style:style>
    <style:style style:name="P1" style:family="paragraph">
      <loext:graphic-properties draw:fill="solid" draw:fill-color="#eeeeee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972f"/>
      <style:paragraph-properties fo:text-align="center"/>
    </style:style>
    <style:style style:name="P4" style:family="paragraph">
      <loext:graphic-properties draw:fill-color="#ffff6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81d41a"/>
      <style:paragraph-properties fo:text-align="center"/>
    </style:style>
    <style:style style:name="P7" style:family="paragraph">
      <loext:graphic-properties draw:fill-color="#81d41a" draw:opacity="51%"/>
      <style:paragraph-properties fo:text-align="center"/>
    </style:style>
    <style:style style:name="P8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1.5cm" svg:height="3.4cm" svg:x="18.4cm" svg:y="2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3.6cm" svg:height="3cm" svg:x="1.3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3.6cm" svg:height="3cm" svg:x="1.3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3.6cm" svg:height="3cm" svg:x="1.3cm" svg:y="8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3cm" svg:height="1.7cm" svg:x="4.541cm" svg:y="12.5cm">
          <text:p text:style-name="P2">Atención</text:p>
          <draw:enhanced-geometry svg:viewBox="0 0 21600 21600" draw:type="rectangle" draw:enhanced-path="M 0 0 L 21600 0 21600 21600 0 21600 0 0 Z N"/>
        </draw:custom-shape>
        <draw:custom-shape draw:style-name="gr3" draw:text-style-name="P2" xml:id="id22" draw:id="id22" draw:layer="layout" svg:width="4.3cm" svg:height="1.7cm" svg:x="16.341cm" svg:y="12.5cm">
          <text:p text:style-name="P2">Agendamient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3" draw:id="id13" draw:layer="layout" svg:width="4.3cm" svg:height="1.7cm" svg:x="29.541cm" svg:y="12.4cm">
          <text:p text:style-name="P2">Entidad</text:p>
          <draw:enhanced-geometry svg:viewBox="0 0 21600 21600" draw:type="rectangle" draw:enhanced-path="M 0 0 L 21600 0 21600 21600 0 21600 0 0 Z N"/>
        </draw:custom-shape>
        <draw:custom-shape draw:style-name="gr5" draw:text-style-name="P4" xml:id="id14" draw:id="id14" draw:layer="layout" svg:width="4.3cm" svg:height="1.7cm" svg:x="35.1cm" svg:y="7.5cm">
          <text:p text:style-name="P2">Autentificació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7" draw:id="id17" draw:layer="layout" svg:width="4.3cm" svg:height="1.7cm" svg:x="35.1cm" svg:y="9.8cm">
          <text:p text:style-name="P2">Residen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4.3cm" svg:height="1.7cm" svg:x="6.1cm" svg:y="22.7cm">
          <text:p text:style-name="P2">Almacé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4" draw:id="id4" draw:layer="layout" svg:width="4.3cm" svg:height="1.7cm" svg:x="19.941cm" svg:y="19.135cm">
          <text:p text:style-name="P2">Licitación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4.6cm" svg:height="1.2cm" svg:x="19.341cm" svg:y="15.4cm">
          <text:p text:style-name="P2">Contable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4.3cm" svg:height="1.7cm" svg:x="12.741cm" svg:y="15.2cm">
          <text:p text:style-name="P2">Caja</text:p>
          <draw:enhanced-geometry svg:viewBox="0 0 21600 21600" draw:type="rectangle" draw:enhanced-path="M 0 0 L 21600 0 21600 21600 0 21600 0 0 Z N"/>
        </draw:custom-shape>
        <draw:custom-shape draw:style-name="gr3" draw:text-style-name="P2" xml:id="id20" draw:id="id20" draw:layer="layout" svg:width="4.3cm" svg:height="1.7cm" svg:x="19.541cm" svg:y="22.2cm">
          <text:p text:style-name="P2">Obras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4.3cm" svg:height="1.7cm" svg:x="6.1cm" svg:y="19.261cm">
          <text:p text:style-name="P2">Insumos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9.879cm" svg:height="0.962cm" svg:x="17cm" svg:y="0.1cm">
          <draw:text-box>
            <text:p>Government as a Service (GaaS)</text:p>
          </draw:text-box>
        </draw:frame>
        <draw:custom-shape draw:style-name="gr3" draw:text-style-name="P2" xml:id="id9" draw:id="id9" draw:layer="layout" svg:width="4.3cm" svg:height="1.7cm" svg:x="35.141cm" svg:y="19.1cm">
          <text:p text:style-name="P2">RRHH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4.3cm" svg:height="1.7cm" svg:x="28.141cm" svg:y="19.135cm">
          <text:p text:style-name="P2">Presupuesto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4.3cm" svg:height="1.7cm" svg:x="10.541cm" svg:y="12.5cm">
          <text:p text:style-name="P2">Llamador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0.541cm" svg:y1="13.35cm" svg:x2="8.841cm" svg:y2="13.35cm" draw:start-shape="id1" draw:end-shape="id2" svg:d="M10541 13350h-1700" svg:viewBox="0 0 1701 1">
          <text:p/>
        </draw:connector>
        <draw:connector draw:style-name="gr8" draw:text-style-name="P2" draw:layer="layout" svg:x1="28.141cm" svg:y1="19.985cm" svg:x2="24.241cm" svg:y2="19.985cm" draw:start-shape="id3" draw:end-shape="id4" svg:d="M28141 19985h-3900" svg:viewBox="0 0 3901 1">
          <text:p/>
        </draw:connector>
        <draw:connector draw:style-name="gr8" draw:text-style-name="P2" draw:layer="layout" svg:x1="8.25cm" svg:y1="20.961cm" svg:x2="8.25cm" svg:y2="22.7cm" draw:start-shape="id5" draw:end-shape="id6" svg:d="M8250 20961v1739" svg:viewBox="0 0 1 1740">
          <text:p/>
        </draw:connector>
        <draw:connector draw:style-name="gr8" draw:text-style-name="P2" draw:layer="layout" svg:x1="17.041cm" svg:y1="16.05cm" svg:x2="19.341cm" svg:y2="16cm" draw:start-shape="id7" draw:end-shape="id8" svg:d="M17041 16050h1150v-50h1150" svg:viewBox="0 0 2301 51">
          <text:p/>
        </draw:connector>
        <draw:connector draw:style-name="gr8" draw:text-style-name="P2" draw:layer="layout" svg:x1="37.291cm" svg:y1="19.1cm" svg:x2="37.25cm" svg:y2="14.1cm" draw:start-shape="id9" draw:end-shape="id10" svg:d="M37291 19100v-2500h-41v-2500" svg:viewBox="0 0 42 5001">
          <text:p/>
        </draw:connector>
        <draw:custom-shape draw:style-name="gr9" draw:text-style-name="P2" xml:id="id11" draw:id="id11" draw:layer="layout" svg:width="5cm" svg:height="1.7cm" svg:x="5.641cm" svg:y="9.2cm">
          <text:p text:style-name="P2">Consulta Médic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2" draw:layer="layout" svg:x1="6.691cm" svg:y1="12.5cm" svg:x2="8.141cm" svg:y2="10.9cm" draw:start-shape="id2" draw:start-glue-point="0" draw:end-shape="id11" svg:d="M6691 12500v-800h1450v-800" svg:viewBox="0 0 1451 1601">
          <text:p/>
        </draw:connector>
        <draw:custom-shape draw:style-name="gr10" draw:text-style-name="P2" xml:id="id12" draw:id="id12" draw:layer="layout" svg:width="5cm" svg:height="1.8cm" svg:x="11.941cm" svg:y="9.129cm">
          <text:p text:style-name="P2">Estudios Médicos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0.641cm" svg:y1="10.05cm" svg:x2="11.941cm" svg:y2="10.029cm" draw:start-shape="id11" draw:end-shape="id12" svg:d="M10641 10050h650v-21h650" svg:viewBox="0 0 1301 22">
          <text:p/>
        </draw:connector>
        <draw:custom-shape draw:style-name="gr11" draw:text-style-name="P3" xml:id="id10" draw:id="id10" draw:layer="layout" svg:width="4.3cm" svg:height="1.6cm" svg:x="35.1cm" svg:y="12.5cm">
          <text:p text:style-name="P2">Ro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2" draw:layer="layout" svg:x1="30.291cm" svg:y1="19.135cm" svg:x2="31.691cm" svg:y2="14.1cm" draw:start-shape="id3" draw:end-shape="id13" svg:d="M30291 19135v-2517h1400v-2518" svg:viewBox="0 0 1401 5036">
          <text:p/>
        </draw:connector>
        <draw:connector draw:style-name="gr8" draw:text-style-name="P2" draw:layer="layout" svg:x1="32.441cm" svg:y1="19.985cm" svg:x2="35.141cm" svg:y2="19.95cm" draw:start-shape="id3" draw:end-shape="id9" svg:d="M32441 19985h1350v-35h1350" svg:viewBox="0 0 2701 36">
          <text:p/>
        </draw:connector>
        <draw:custom-shape draw:style-name="gr12" draw:text-style-name="P6" xml:id="id15" draw:id="id15" draw:layer="layout" svg:width="5.9cm" svg:height="1.7cm" svg:x="26.3cm" svg:y="9.6cm">
          <text:p text:style-name="P2">Panel <text:s/>de servici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2" draw:layer="layout" svg:x1="35.1cm" svg:y1="8.35cm" svg:x2="32.2cm" svg:y2="10.45cm" draw:start-shape="id14" draw:end-shape="id15" svg:d="M35100 8350h-1450v2100h-1450" svg:viewBox="0 0 2901 2101">
          <text:p/>
        </draw:connector>
        <draw:custom-shape draw:style-name="gr3" draw:text-style-name="P2" xml:id="id16" draw:id="id16" draw:layer="layout" svg:width="4.3cm" svg:height="1.7cm" svg:x="33.5cm" svg:y="23.2cm">
          <text:p text:style-name="P2">Horario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37.291cm" svg:y1="20.8cm" svg:x2="35.65cm" svg:y2="23.2cm" draw:start-shape="id9" draw:end-shape="id16" svg:d="M37291 20800v1200h-1641v1200" svg:viewBox="0 0 1642 2401">
          <text:p/>
        </draw:connector>
        <draw:connector draw:style-name="gr8" draw:text-style-name="P2" draw:layer="layout" draw:line-skew="-2.34cm 0.499cm" svg:x1="4.541cm" svg:y1="13.35cm" svg:x2="35.65cm" svg:y2="24.9cm" draw:start-shape="id2" draw:start-glue-point="3" draw:end-shape="id16" draw:end-glue-point="2" svg:d="M4541 13350h-2841v12550h33950v-1000" svg:viewBox="0 0 33951 12551">
          <text:p/>
        </draw:connector>
        <draw:connector draw:style-name="gr8" draw:text-style-name="P2" draw:layer="layout" svg:x1="37.25cm" svg:y1="9.2cm" svg:x2="37.25cm" svg:y2="9.8cm" draw:start-shape="id14" draw:start-glue-point="2" draw:end-shape="id17" draw:end-glue-point="0" svg:d="M37250 9200v600" svg:viewBox="0 0 1 601">
          <text:p/>
        </draw:connector>
        <draw:connector draw:style-name="gr8" draw:text-style-name="P2" draw:layer="layout" svg:x1="33.841cm" svg:y1="13.25cm" svg:x2="35.1cm" svg:y2="13.3cm" draw:start-shape="id13" draw:end-shape="id10" svg:d="M33841 13250h630v50h629" svg:viewBox="0 0 1260 51">
          <text:p/>
        </draw:connector>
        <draw:connector draw:style-name="gr8" draw:text-style-name="P2" draw:layer="layout" svg:x1="37.25cm" svg:y1="12.5cm" svg:x2="37.25cm" svg:y2="11.5cm" draw:start-shape="id10" draw:end-shape="id17" draw:end-glue-point="2" svg:d="M37250 12500v-1000" svg:viewBox="0 0 1 1001">
          <text:p/>
        </draw:connector>
        <draw:custom-shape draw:style-name="gr13" draw:text-style-name="P2" draw:layer="layout" svg:width="1.2cm" svg:height="1.2cm" svg:x="27.3cm" svg:y="1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.2cm" svg:height="1.2cm" svg:x="27.3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1.2cm" svg:height="1.2cm" svg:x="27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3.35cm" svg:height="1.673cm" svg:x="29.15cm" svg:y="1.6cm">
          <draw:text-box>
            <text:p>Servicios</text:p>
          </draw:text-box>
        </draw:frame>
        <draw:frame draw:style-name="gr17" draw:text-style-name="P5" draw:layer="layout" svg:width="7.6cm" svg:height="2.162cm" svg:x="29cm" svg:y="3.2cm">
          <draw:text-box>
            <text:p>La combinación es el perfil de acceso</text:p>
          </draw:text-box>
        </draw:frame>
        <draw:frame draw:style-name="gr17" draw:text-style-name="P5" draw:layer="layout" svg:width="7.6cm" svg:height="2.162cm" svg:x="29cm" svg:y="5.238cm">
          <draw:text-box>
            <text:p>Panel en función a perfil de acceso</text:p>
          </draw:text-box>
        </draw:frame>
        <draw:connector draw:style-name="gr8" draw:text-style-name="P2" draw:layer="layout" draw:line-skew="3.859cm" svg:x1="35.141cm" svg:y1="19.95cm" svg:x2="23.941cm" svg:y2="16cm" draw:start-shape="id9" draw:start-glue-point="3" draw:end-shape="id8" svg:d="M35141 19950h-1741v-3950h-9459" svg:viewBox="0 0 11201 3951">
          <text:p/>
        </draw:connector>
        <draw:custom-shape draw:style-name="gr3" draw:text-style-name="P2" xml:id="id19" draw:id="id19" draw:layer="layout" svg:width="4.3cm" svg:height="1.7cm" svg:x="13.341cm" svg:y="22.3cm">
          <text:p text:style-name="P2">Servicios</text:p>
          <draw:enhanced-geometry svg:viewBox="0 0 21600 21600" draw:type="rectangle" draw:enhanced-path="M 0 0 L 21600 0 21600 21600 0 21600 0 0 Z N"/>
        </draw:custom-shape>
        <draw:custom-shape draw:style-name="gr3" draw:text-style-name="P2" xml:id="id18" draw:id="id18" draw:layer="layout" svg:width="4.3cm" svg:height="1.7cm" svg:x="13.341cm" svg:y="19.2cm">
          <text:p text:style-name="P2">Ejecució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2" draw:layer="layout" svg:x1="13.341cm" svg:y1="20.05cm" svg:x2="10.4cm" svg:y2="20.111cm" draw:start-shape="id18" draw:end-shape="id5" svg:d="M13341 20050h-1470v61h-1471" svg:viewBox="0 0 2942 62">
          <text:p/>
        </draw:connector>
        <draw:connector draw:style-name="gr8" draw:text-style-name="P2" draw:layer="layout" svg:x1="15.491cm" svg:y1="20.9cm" svg:x2="15.491cm" svg:y2="22.3cm" draw:start-shape="id18" draw:start-glue-point="2" draw:end-shape="id19" draw:end-glue-point="0" svg:d="M15491 20900v1400" svg:viewBox="0 0 1 1401">
          <text:p/>
        </draw:connector>
        <draw:connector draw:style-name="gr8" draw:text-style-name="P2" draw:layer="layout" draw:line-skew="0cm 0.399cm" svg:x1="13.341cm" svg:y1="20.05cm" svg:x2="21.691cm" svg:y2="23.9cm" draw:start-shape="id18" draw:start-glue-point="3" draw:end-shape="id20" draw:end-glue-point="2" svg:d="M13341 20050h-501v4750h8851v-900" svg:viewBox="0 0 8852 4751">
          <text:p/>
        </draw:connector>
        <draw:connector draw:style-name="gr8" draw:text-style-name="P2" draw:layer="layout" svg:x1="17.641cm" svg:y1="20.05cm" svg:x2="19.941cm" svg:y2="19.985cm" draw:start-shape="id18" draw:start-glue-point="1" draw:end-shape="id4" svg:d="M17641 20050h1150v-65h1150" svg:viewBox="0 0 2301 66">
          <text:p/>
        </draw:connector>
        <draw:custom-shape draw:style-name="gr3" draw:text-style-name="P2" xml:id="id21" draw:id="id21" draw:layer="layout" svg:width="4.3cm" svg:height="1.7cm" svg:x="6.041cm" svg:y="15.2cm">
          <text:p text:style-name="P2">Firm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2" draw:layer="layout" svg:x1="6.691cm" svg:y1="14.2cm" svg:x2="8.191cm" svg:y2="15.2cm" draw:start-shape="id2" draw:start-glue-point="2" draw:end-shape="id21" draw:end-glue-point="0" svg:d="M6691 14200v500h1500v500" svg:viewBox="0 0 1501 1001">
          <text:p/>
        </draw:connector>
        <draw:connector draw:style-name="gr8" draw:text-style-name="P2" draw:layer="layout" draw:line-skew="-1.44cm" svg:x1="6.041cm" svg:y1="16.05cm" svg:x2="6.1cm" svg:y2="23.55cm" draw:start-shape="id21" draw:start-glue-point="3" draw:end-shape="id6" svg:d="M6041 16050h-1941v7500h2000" svg:viewBox="0 0 2001 7501">
          <text:p/>
        </draw:connector>
        <draw:connector draw:style-name="gr8" draw:text-style-name="P2" draw:layer="layout" svg:x1="10.341cm" svg:y1="16.05cm" svg:x2="12.741cm" svg:y2="16.05cm" draw:start-shape="id21" draw:start-glue-point="1" draw:end-shape="id7" draw:end-glue-point="3" svg:d="M10341 16050h2400" svg:viewBox="0 0 2401 1">
          <text:p/>
        </draw:connector>
        <draw:connector draw:style-name="gr8" draw:text-style-name="P2" draw:layer="layout" svg:x1="8.191cm" svg:y1="16.9cm" svg:x2="15.491cm" svg:y2="19.2cm" draw:start-shape="id21" draw:start-glue-point="2" draw:end-shape="id18" draw:end-glue-point="0" svg:d="M8191 16900v1150h7300v1150" svg:viewBox="0 0 7301 2301">
          <text:p/>
        </draw:connector>
        <draw:connector draw:style-name="gr18" draw:text-style-name="P8" draw:layer="layout" draw:type="lines" svg:x1="16.341cm" svg:y1="13.35cm" svg:x2="14.841cm" svg:y2="13.35cm" draw:start-shape="id22" draw:start-glue-point="3" draw:end-shape="id1" svg:d="M16341 13350h-501-498-501" svg:viewBox="0 0 1501 1">
          <text:p/>
        </draw:connector>
        <draw:custom-shape draw:style-name="gr19" draw:text-style-name="P2" xml:id="id23" draw:id="id23" draw:layer="layout" svg:width="6.7cm" svg:height="1.7cm" svg:x="21.8cm" svg:y="12.5cm">
          <text:p text:style-name="P2">Supervisor de recurs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2" draw:layer="layout" svg:x1="25.15cm" svg:y1="14.2cm" svg:x2="8.191cm" svg:y2="15.2cm" draw:start-shape="id23" draw:start-glue-point="2" draw:end-shape="id21" draw:end-glue-point="0" svg:d="M25150 14200v501h-9079v-2h-7880v501" svg:viewBox="0 0 16960 1001">
          <text:p/>
        </draw:connector>
        <draw:connector draw:style-name="gr8" draw:text-style-name="P2" draw:layer="layout" draw:line-skew="-0.74cm" svg:x1="6.041cm" svg:y1="16.05cm" svg:x2="6.1cm" svg:y2="20.111cm" draw:start-shape="id21" draw:start-glue-point="3" draw:end-shape="id5" svg:d="M6041 16050h-1241v4061h1300" svg:viewBox="0 0 1301 4062">
          <text:p/>
        </draw:connector>
        <draw:connector draw:style-name="gr8" draw:text-style-name="P2" draw:layer="layout" draw:line-skew="-2.24cm 0.599cm" svg:x1="6.041cm" svg:y1="16.05cm" svg:x2="15.491cm" svg:y2="24cm" draw:start-shape="id21" draw:start-glue-point="3" draw:end-shape="id19" draw:end-glue-point="2" svg:d="M6041 16050h-2741v9050h12191v-1100" svg:viewBox="0 0 12192 9051">
          <text:p/>
        </draw:connector>
        <draw:connector draw:style-name="gr8" draw:text-style-name="P2" draw:layer="layout" draw:line-skew="-2.94cm 1.199cm" svg:x1="6.041cm" svg:y1="16.05cm" svg:x2="21.691cm" svg:y2="23.9cm" draw:start-shape="id21" draw:start-glue-point="3" draw:end-shape="id20" draw:end-glue-point="2" svg:d="M6041 16050h-3441v9550h19091v-1700" svg:viewBox="0 0 19092 9551">
          <text:p/>
        </draw:connector>
        <draw:custom-shape draw:style-name="gr9" draw:text-style-name="P2" xml:id="id24" draw:id="id24" draw:layer="layout" svg:width="5cm" svg:height="1.7cm" svg:x="5.541cm" svg:y="5.2cm">
          <text:p text:style-name="P2">Aul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25" draw:id="id25" draw:layer="layout" svg:width="5cm" svg:height="1.7cm" svg:x="5.6cm" svg:y="1.8cm">
          <text:p text:style-name="P2">Transit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5cm" svg:height="1.7cm" svg:x="12.2cm" svg:y="1.7cm">
          <text:p text:style-name="P2">Impuest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5" draw:layer="layout" svg:width="2.907cm" svg:height="0.962cm" svg:x="21.7cm" svg:y="8.8cm">
          <draw:text-box>
            <text:p>Salud</text:p>
          </draw:text-box>
        </draw:frame>
        <draw:frame draw:style-name="gr16" draw:text-style-name="P5" draw:layer="layout" svg:width="3.807cm" svg:height="1.673cm" svg:x="20.4cm" svg:y="5cm">
          <draw:text-box>
            <text:p>Educación</text:p>
          </draw:text-box>
        </draw:frame>
        <draw:connector draw:style-name="gr8" draw:text-style-name="P2" draw:layer="layout" draw:line-skew="-0.34cm" svg:x1="4.541cm" svg:y1="13.35cm" svg:x2="5.541cm" svg:y2="6.05cm" draw:start-shape="id2" draw:end-shape="id24" draw:end-glue-point="3" svg:d="M4541 13350h-841v-7300h1841" svg:viewBox="0 0 1842 7301">
          <text:p/>
        </draw:connector>
        <draw:connector draw:style-name="gr8" draw:text-style-name="P2" draw:layer="layout" draw:line-skew="-1.24cm" svg:x1="4.541cm" svg:y1="13.35cm" svg:x2="5.6cm" svg:y2="2.65cm" draw:start-shape="id2" draw:end-shape="id25" draw:end-glue-point="3" svg:d="M4541 13350h-1741v-10700h2800" svg:viewBox="0 0 2801 10701">
          <text:p/>
        </draw:connector>
        <draw:frame draw:style-name="gr16" draw:text-style-name="P5" draw:layer="layout" svg:width="4.707cm" svg:height="1.673cm" svg:x="19.6cm" svg:y="1.5cm">
          <draw:text-box>
            <text:p>Municipalidad</text:p>
          </draw:text-box>
        </draw:frame>
        <draw:frame draw:style-name="gr20" draw:text-style-name="P5" draw:layer="layout" svg:width="2.907cm" svg:height="0.962cm" svg:x="26.893cm" svg:y="22cm">
          <draw:text-box>
            <text:p>Obras</text:p>
          </draw:text-box>
        </draw:frame>
        <draw:connector draw:style-name="gr8" draw:text-style-name="P2" draw:layer="layout" draw:line-skew="0.4cm" svg:x1="21.641cm" svg:y1="16.6cm" svg:x2="15.491cm" svg:y2="19.2cm" draw:start-shape="id8" draw:start-glue-point="2" draw:end-shape="id18" draw:end-glue-point="0" svg:d="M21641 16600v1700h-6150v900" svg:viewBox="0 0 6151 2601">
          <text:p/>
        </draw:connector>
        <draw:custom-shape draw:style-name="gr3" draw:text-style-name="P2" xml:id="id26" draw:id="id26" draw:layer="layout" svg:width="4.3cm" svg:height="1.7cm" svg:x="6.1cm" svg:y="26.4cm">
          <text:p text:style-name="P2">Planificació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7" draw:id="id27" draw:layer="layout" svg:width="4.3cm" svg:height="1.7cm" svg:x="11.9cm" svg:y="26.4cm">
          <text:p text:style-name="P2">Pronostic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2" draw:layer="layout" svg:x1="10.4cm" svg:y1="27.25cm" svg:x2="11.9cm" svg:y2="27.25cm" draw:start-shape="id26" draw:start-glue-point="1" draw:end-shape="id27" svg:d="M10400 27250h1500" svg:viewBox="0 0 1501 1">
          <text:p/>
        </draw:connector>
        <draw:connector draw:style-name="gr21" draw:text-style-name="P2" draw:layer="layout" svg:x1="8.25cm" svg:y1="26.4cm" svg:x2="8.25cm" svg:y2="24.4cm" draw:start-shape="id26" draw:start-glue-point="0" draw:end-shape="id6" svg:d="M8250 26400v-2000" svg:viewBox="0 0 1 2001">
          <text:p/>
        </draw:connector>
        <draw:connector draw:style-name="gr21" draw:text-style-name="P2" draw:layer="layout" draw:line-skew="-0.201cm" svg:x1="8.25cm" svg:y1="28.1cm" svg:x2="30.291cm" svg:y2="20.835cm" draw:start-shape="id26" draw:start-glue-point="2" draw:end-shape="id3" draw:end-glue-point="2" svg:d="M8250 28100v300h22041v-7565" svg:viewBox="0 0 22042 75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P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6T10:34:10.963938759</meta:creation-date>
    <dc:date>2019-06-26T14:41:22.105146929</dc:date>
    <meta:editing-duration>PT11M48S</meta:editing-duration>
    <meta:editing-cycles>4</meta:editing-cycles>
    <meta:generator>LibreOffice/6.2.4.2.0$Linux_X86_64 LibreOffice_project/20$Build-2</meta:generator>
    <meta:document-statistic meta:object-count="78"/>
  </office:meta>
</office:document-meta>
</file>